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ntp.pde rbh 2/2011 */</text:p>
      <text:p text:style-name="P3">/* See http://tf.nist.gov/tf-cgi/servers.cgi for more info */</text:p>
      <text:p text:style-name="P3"/>
      <text:p text:style-name="P3">/* There is something in this function that is blocking when no */</text:p>
      <text:p text:style-name="P3">/* wiznet ethernet module is installed. So best to turn NTP off in */</text:p>
      <text:p text:style-name="P3">/* the EEPROM options. */</text:p>
      <text:p text:style-name="P3">time_t ntp_get()</text:p>
      <text:p text:style-name="P3">{</text:p>
      <text:p text:style-name="P3"><text:s text:c="4"/>if(Udp.available())</text:p>
      <text:p text:style-name="P3"><text:s text:c="4"/>{</text:p>
      <text:p text:style-name="P3"><text:s text:c="8"/>byte packetBuffer[NTP_PACKET_SIZE];</text:p>
      <text:p text:style-name="P3"/>
      <text:p text:style-name="P3"><text:s text:c="8"/>/* read the packet into the buffer */</text:p>
      <text:p text:style-name="P3"><text:s text:c="8"/>Udp.readPacket(packetBuffer, NTP_PACKET_SIZE);</text:p>
      <text:p text:style-name="P3"/>
      <text:p text:style-name="P3"><text:s text:c="8"/>/* The timestamp starts at byte 40 of the received packet and is */</text:p>
      <text:p text:style-name="P3"><text:s text:c="8"/>/* four bytes or two words long. First, extract the two words: */</text:p>
      <text:p text:style-name="P3"/>
      <text:p text:style-name="P3"><text:s text:c="8"/>unsigned long highWord = word(packetBuffer[40], packetBuffer[41]);</text:p>
      <text:p text:style-name="P3"><text:s text:c="8"/>unsigned long lowWord = word(packetBuffer[42], packetBuffer[43]); <text:s/></text:p>
      <text:p text:style-name="P3"/>
      <text:p text:style-name="P3"><text:s text:c="8"/>/* combine the four bytes (two words) into a long integer */</text:p>
      <text:p text:style-name="P3"><text:s text:c="8"/>/* this is NTP time (seconds since Jan 1 1900): */</text:p>
      <text:p text:style-name="P3"><text:s text:c="8"/>time_t secsSince1900 = highWord &lt;&lt; 16 | lowWord; <text:s text:c="11"/></text:p>
      <text:p text:style-name="P3"/>
      <text:p text:style-name="P3"><text:s text:c="8"/>/* Unix time starts on Jan 1 1970. In seconds, that's 2208988800 */</text:p>
      <text:p text:style-name="P3"><text:s text:c="8"/>/* seventyYears = 2208988800UL */</text:p>
      <text:p text:style-name="P3"><text:s text:c="8"/>NTPRequestPending = false;</text:p>
      <text:p text:style-name="P3"><text:s text:c="8"/>return(secsSince1900 - 2208988800UL);</text:p>
      <text:p text:style-name="P3"><text:s text:c="4"/>}</text:p>
      <text:p text:style-name="P3"><text:s text:c="4"/>return(0UL);</text:p>
      <text:p text:style-name="P3">}</text:p>
      <text:p text:style-name="P3"/>
      <text:p text:style-name="P3">// send an NTP request to the time server at the given address </text:p>
      <text:p text:style-name="P3">void sendNTPpacket()</text:p>
      <text:p text:style-name="P3">{</text:p>
      <text:p text:style-name="P3"><text:s text:c="4"/>byte packetBuffer[NTP_PACKET_SIZE];</text:p>
      <text:p text:style-name="P3"><text:s text:c="4"/>byte ntpip[NUM_IP_ADDRESS_BYTES];</text:p>
      <text:p text:style-name="P3"><text:s text:c="4"/>byte x;</text:p>
      <text:p text:style-name="P3"/>
      <text:p text:style-name="P3"><text:s text:c="4"/>if(NTPRequestPending)</text:p>
      <text:p text:style-name="P3"><text:s text:c="4"/>{</text:p>
      <text:p text:style-name="P3"><text:s text:c="8"/>StartWiznet();</text:p>
      <text:p text:style-name="P3"><text:s text:c="8"/>NTPRequestPending = false;</text:p>
      <text:p text:style-name="P3"><text:s text:c="4"/>}</text:p>
      <text:p text:style-name="P3"><text:s text:c="4"/>for(x=0; x&lt;NUM_IP_ADDRESS_BYTES; x++)</text:p>
      <text:p text:style-name="P3"><text:s text:c="8"/>ntpip[x] = GetEEact(NTP_IP_ADDRESS1_LOC+x);</text:p>
      <text:p text:style-name="P3"/>
      <text:p text:style-name="P3"><text:s text:c="4"/>memset(packetBuffer, 0, NTP_PACKET_SIZE); </text:p>
      <text:p text:style-name="P3"><text:s text:c="4"/>packetBuffer[0] = 0b11100011; <text:s text:c="2"/>// LI, Version, Mode</text:p>
      <text:p text:style-name="P3"><text:s text:c="4"/>packetBuffer[1] = 0; <text:s text:c="4"/>// Stratum, or type of clock</text:p>
      <text:p text:style-name="P3"><text:s text:c="4"/>packetBuffer[2] = 6; <text:s text:c="4"/>// Polling Interval</text:p>
      <text:p text:style-name="P3"><text:s text:c="4"/>packetBuffer[3] = 0xEC; <text:s/>// Peer Clock Precision</text:p>
      <text:p text:style-name="P3"><text:soft-page-break/><text:s text:c="4"/>// 8 bytes of zero for Root Delay &amp; Root Dispersion</text:p>
      <text:p text:style-name="P3"><text:s text:c="4"/>packetBuffer[12] <text:s/>= 49; </text:p>
      <text:p text:style-name="P3"><text:s text:c="4"/>packetBuffer[13] <text:s/>= 0x4E;</text:p>
      <text:p text:style-name="P3"><text:s text:c="4"/>packetBuffer[14] <text:s/>= 49;</text:p>
      <text:p text:style-name="P3"><text:s text:c="4"/>packetBuffer[15] <text:s/>= 52;</text:p>
      <text:p text:style-name="P3"/>
      <text:p text:style-name="P3"><text:s text:c="4"/>/* Send a packet requesting a timestamp */</text:p>
      <text:p text:style-name="P3"><text:s text:c="4"/>/* NTP requests always use port 123 */</text:p>
      <text:p text:style-name="P3"><text:s text:c="4"/>Udp.sendPacket(packetBuffer, NTP_PACKET_SIZE, ntpip, 123);</text:p>
      <text:p text:style-name="P3"><text:s text:c="4"/>NTPRequestPending = true;</text:p>
      <text:p text:style-name="P3">}</text:p>
      <text:p text:style-name="P3"/>
      <text:p text:style-name="P3">/* leap year calulator expects year argument as years offset from 1970 */</text:p>
      <text:p text:style-name="P3">#define LEAP_YEAR(Y) <text:s text:c="4"/>( ((1970+Y)&gt;0) &amp;&amp; !((1970+Y)%4) &amp;&amp; ( ((1970+Y)%100) || !((1970+Y)%400) ) )</text:p>
      <text:p text:style-name="P3"/>
      <text:p text:style-name="P3">static <text:s/>const uint8_t monthDays[]={31,28,31,30,31,30,31,31,30,31,30,31};</text:p>
      <text:p text:style-name="P3"/>
      <text:p text:style-name="P3">/* Fill in the time struct using UnixTime seconds */</text:p>
      <text:p text:style-name="P3">/* year is offset from 1970 */</text:p>
      <text:p text:style-name="P3">void SetTime()</text:p>
      <text:p text:style-name="P3">{</text:p>
      <text:p text:style-name="P3"><text:s text:c="4"/>byte year = 0, month, monthLength;</text:p>
      <text:p text:style-name="P3"><text:s text:c="4"/>byte beginDSTdayofmonth, endDSTdayofmonth;</text:p>
      <text:p text:style-name="P3"><text:s text:c="4"/>float res;</text:p>
      <text:p text:style-name="P3"><text:s text:c="4"/>time_t time, days = 0UL;</text:p>
      <text:p text:style-name="P3"><text:s text:c="4"/>byte monthDays[]={31,28,31,30,31,30,31,31,30,31,30,31};</text:p>
      <text:p text:style-name="P3"/>
      <text:p text:style-name="P3"><text:s text:c="4"/>/* Adjust for Time zone(-5 here on the east coast) - hard coded */</text:p>
      <text:p text:style-name="P3"><text:s text:c="4"/>/* Adjust for DST */</text:p>
      <text:p text:style-name="P3"><text:s text:c="4"/>time = UnixTime - (5*3600) + (hwtime.isdst * 3600);</text:p>
      <text:p text:style-name="P3"><text:s text:c="2"/></text:p>
      <text:p text:style-name="P3"><text:s text:c="4"/>hwtime.sec = time % 60;</text:p>
      <text:p text:style-name="P3"><text:s text:c="4"/>time /= 60; // now it is minutes</text:p>
      <text:p text:style-name="P3"><text:s text:c="4"/>hwtime.min = time % 60;</text:p>
      <text:p text:style-name="P3"><text:s text:c="4"/>time /= 60; // now it is hours</text:p>
      <text:p text:style-name="P3"><text:s text:c="4"/>hwtime.hour = time % 24;</text:p>
      <text:p text:style-name="P3"><text:s text:c="4"/>time /= 24; // now it is days</text:p>
      <text:p text:style-name="P3"><text:s text:c="4"/>hwtime.wday = ((time + 4) % 7) + 1; <text:s/>// Sunday is day 1 </text:p>
      <text:p text:style-name="P3"><text:s text:c="2"/></text:p>
      <text:p text:style-name="P3"><text:s text:c="4"/>while((unsigned)(days += (LEAP_YEAR(year) ? 366 : 365)) &lt;= time)</text:p>
      <text:p text:style-name="P3"><text:s text:c="8"/>year++;</text:p>
      <text:p text:style-name="P3"><text:s text:c="4"/>hwtime.year = year; /* year is offset from 1970 so in 2011 it will be 41 */</text:p>
      <text:p text:style-name="P3"><text:s text:c="2"/></text:p>
      <text:p text:style-name="P3"><text:s text:c="4"/>days -= LEAP_YEAR(year) ? 366 : 365;</text:p>
      <text:p text:style-name="P3"><text:s text:c="4"/>time <text:s/>-= days; // now it is days in this year, starting at 0</text:p>
      <text:p text:style-name="P3"><text:s text:c="2"/></text:p>
      <text:p text:style-name="P3"><text:s text:c="4"/>days=0;</text:p>
      <text:p text:style-name="P3"><text:s text:c="4"/>month=0;</text:p>
      <text:p text:style-name="P3"><text:s text:c="4"/>monthLength=0;</text:p>
      <text:p text:style-name="P3"/>
      <text:p text:style-name="P3"><text:s text:c="4"/>for(month=0; month&lt;12; month++)</text:p>
      <text:p text:style-name="P3"><text:s text:c="4"/>{</text:p>
      <text:p text:style-name="P3"><text:s text:c="8"/>if(month==1)// february</text:p>
      <text:p text:style-name="P3"><text:soft-page-break/><text:s text:c="8"/>{</text:p>
      <text:p text:style-name="P3"><text:s text:c="12"/>if(LEAP_YEAR(year))</text:p>
      <text:p text:style-name="P3"><text:s text:c="16"/>monthLength=29;</text:p>
      <text:p text:style-name="P3"><text:s text:c="12"/>else</text:p>
      <text:p text:style-name="P3"><text:s text:c="16"/>monthLength=28;</text:p>
      <text:p text:style-name="P3"><text:s text:c="8"/>}</text:p>
      <text:p text:style-name="P3"><text:s text:c="8"/>else</text:p>
      <text:p text:style-name="P3"><text:s text:c="12"/>monthLength = monthDays[month];</text:p>
      <text:p text:style-name="P3"><text:s text:c="4"/></text:p>
      <text:p text:style-name="P3"><text:s text:c="8"/>if(time &gt;= monthLength)</text:p>
      <text:p text:style-name="P3"><text:s text:c="12"/>time -= monthLength;</text:p>
      <text:p text:style-name="P3"><text:s text:c="8"/>else</text:p>
      <text:p text:style-name="P3"><text:s text:c="12"/>break;</text:p>
      <text:p text:style-name="P3"><text:s text:c="4"/>}</text:p>
      <text:p text:style-name="P3"><text:s text:c="4"/>hwtime.month = month + 1; <text:s/>// jan is month 1 <text:s/></text:p>
      <text:p text:style-name="P3"><text:s text:c="4"/>hwtime.mday = time + 1; <text:s text:c="4"/>// day of month</text:p>
      <text:p text:style-name="P3"><text:s text:c="4"/>hwtime.year += 2000-30; /* now year is 2011 */</text:p>
      <text:p text:style-name="P3"><text:s text:c="4"/>/* Set dst flag for US */</text:p>
      <text:p text:style-name="P3"><text:s text:c="4"/>/* See http://www.webexhibits.org/daylightsaving/i.html */</text:p>
      <text:p text:style-name="P3"><text:s text:c="4"/>/* Valid for years 1900 to 2006: */</text:p>
      <text:p text:style-name="P3"><text:s text:c="4"/>/* Begin DST: Sunday April (2+6*y-y/4) mod 7+1 */</text:p>
      <text:p text:style-name="P3"><text:s text:c="4"/>/* End DST: Sunday October (31-(y*5/4+1) mod 7) */</text:p>
      <text:p text:style-name="P3"><text:s text:c="4"/>/* 2007 and after: */</text:p>
      <text:p text:style-name="P3"><text:s text:c="4"/>/* Begin DST: Sunday March <text:s text:c="3"/>14 - (1 + y*5/4) mod 7 */</text:p>
      <text:p text:style-name="P3"><text:s text:c="4"/>/* End DST: Sunday November <text:s text:c="3"/>7 - (1 + y*5/4) mod 7 */</text:p>
      <text:p text:style-name="P3"><text:s text:c="4"/>/* Need to use an intermediate variable to calculate the float */</text:p>
      <text:p text:style-name="P3"><text:s text:c="4"/>/* part of the equation. Then round up so when it gets truncated */</text:p>
      <text:p text:style-name="P3"><text:s text:c="4"/>/* by conversion to int in the modulus part it will work. */</text:p>
      <text:p text:style-name="P3"><text:s text:c="4"/>/* This is all because mod only works on int - not float */</text:p>
      <text:p text:style-name="P3"><text:s text:c="4"/>/* in Arduino math. */</text:p>
      <text:p text:style-name="P3"><text:s text:c="4"/>res = (1.0 + ((hwtime.year-2000.0)*5.0/4.0))+.5;</text:p>
      <text:p text:style-name="P3"><text:s text:c="4"/>beginDSTdayofmonth = 14-(int)res%7;</text:p>
      <text:p text:style-name="P3"><text:s text:c="4"/>endDSTdayofmonth = 7-(int)res%7;</text:p>
      <text:p text:style-name="P3"><text:s text:c="4"/>if((hwtime.month &gt; 3 &amp;&amp; hwtime.month &lt; 11)</text:p>
      <text:p text:style-name="P3"><text:s text:c="11"/>|| (hwtime.month == 3 &amp;&amp; hwtime.mday &gt;= beginDSTdayofmonth)</text:p>
      <text:p text:style-name="P3"><text:s text:c="11"/>|| (hwtime.month == 11 &amp;&amp; hwtime.mday &lt;= endDSTdayofmonth) )</text:p>
      <text:p text:style-name="P3"><text:s text:c="7"/>hwtime.isdst = 1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eeprom.odt</text:file-name> <text:s/><text:date style:data-style-name="N37" text:date-value="2011-10-29T11:49:13.57">10/29/11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 Hollabaugh</meta:initial-creator>
    <meta:creation-date>2009-02-18T16:37:32.72</meta:creation-date>
    <dc:date>2011-10-29T11:49:13.56</dc:date>
    <dc:creator>Rich Hollabaugh</dc:creator>
    <meta:editing-duration>PT42M56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3" meta:paragraph-count="131" meta:word-count="693" meta:character-count="4875"/>
  </office:meta>
</office:document-meta>
</file>